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36.55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0.27mm"/>
    </style:style>
    <style:style style:name="co5" style:family="table-column">
      <style:table-column-properties fo:break-before="auto" style:column-width="128.61mm"/>
    </style:style>
    <style:style style:name="co6" style:family="table-column">
      <style:table-column-properties fo:break-before="auto" style:column-width="39.25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1_MAIN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5"/>
        <table:table-column table:style-name="co9" table:default-cell-style-name="ce5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OC_REICHELT</text:p>
          </table:table-cell>
          <table:table-cell table:style-name="ce2" office:value-type="string" calcext:value-type="string">
            <text:p>OC_FARNELL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PRICE_SUM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MRON SWITCH</text:p>
          </table:table-cell>
          <table:table-cell office:value-type="string" calcext:value-type="string">
            <text:p>TASTER 3305B</text:p>
          </table:table-cell>
          <table:table-cell/>
          <table:table-cell office:value-type="currency" office:currency="EUR" office:value="0.13" calcext:value-type="currency">
            <text:p>0,13 €</text:p>
          </table:table-cell>
          <table:table-cell table:formula="of:=[.I2]*[.A2]" office:value-type="currency" office:currency="EUR" office:value="0.13" calcext:value-type="currency">
            <text:p>0,1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HARTING</text:p>
          </table:table-cell>
          <table:table-cell office:value-type="string" calcext:value-type="string">
            <text:p>WSL 10G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I3]*[.A3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5, C7, C8, C15, C16, C17, C18, 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/>
          <table:table-cell table:style-name="ce6" office:value-type="currency" office:currency="EUR" office:value="0.03" calcext:value-type="currency">
            <text:p>0,03 €</text:p>
          </table:table-cell>
          <table:table-cell table:formula="of:=[.I4]*[.A4]" office:value-type="currency" office:currency="EUR" office:value="0.27" calcext:value-type="currency">
            <text:p>0,27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5]*[.A5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1" calcext:value-type="currency">
            <text:p>0,01 €</text:p>
          </table:table-cell>
          <table:table-cell table:formula="of:=[.I6]*[.A6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1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EM X5R0805 10U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7]*[.A7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8]*[.A8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,0/25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9]*[.A9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27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0]*[.A10]" office:value-type="currency" office:currency="EUR" office:value="0.12" calcext:value-type="currency">
            <text:p>0,12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M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1]*[.A11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5V 0805 DC 4,7U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2]*[.A12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4W</text:p>
          </table:table-cell>
          <table:table-cell office:value-type="string" calcext:value-type="string">
            <text:p>AKL182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4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table:formula="of:=[.I13]*[.A13]" office:value-type="currency" office:currency="EUR" office:value="0.46" calcext:value-type="currency">
            <text:p>0,4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1S0505S3C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C-DC CONVERTER</text:p>
          </table:table-cell>
          <table:table-cell office:value-type="string" calcext:value-type="string">
            <text:p>ROM-0505S</text:p>
          </table:table-cell>
          <table:table-cell/>
          <table:table-cell office:value-type="currency" office:currency="EUR" office:value="6.3" calcext:value-type="currency">
            <text:p>6,30 €</text:p>
          </table:table-cell>
          <table:table-cell table:formula="of:=[.I14]*[.A14]" office:value-type="currency" office:currency="EUR" office:value="6.3" calcext:value-type="currency">
            <text:p>6,30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Source: http://www.ftdichip.com/Documents/DataSheets/DS_FT232R_v104.pdf</text:p>
          </table:table-cell>
          <table:table-cell office:value-type="string" calcext:value-type="string">
            <text:p>FT 232 RL</text:p>
          </table:table-cell>
          <table:table-cell/>
          <table:table-cell office:value-type="currency" office:currency="EUR" office:value="2.69" calcext:value-type="currency">
            <text:p>2,69 €</text:p>
          </table:table-cell>
          <table:table-cell table:formula="of:=[.I15]*[.A15]" office:value-type="currency" office:currency="EUR" office:value="2.69" calcext:value-type="currency">
            <text:p>2,69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0512S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-DC CONVERTER</text:p>
          </table:table-cell>
          <table:table-cell office:value-type="string" calcext:value-type="string">
            <text:p>RI-0512S</text:p>
          </table:table-cell>
          <table:table-cell/>
          <table:table-cell office:value-type="currency" office:currency="EUR" office:value="6.89" calcext:value-type="currency">
            <text:p>6,89 €</text:p>
          </table:table-cell>
          <table:table-cell table:formula="of:=[.I16]*[.A16]" office:value-type="currency" office:currency="EUR" office:value="6.89" calcext:value-type="currency">
            <text:p>6,89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F7416</text:p>
          </table:table-cell>
          <table:table-cell office:value-type="string" calcext:value-type="string">
            <text:p>P-MOSFET-SO8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IRF 7416</text:p>
          </table:table-cell>
          <table:table-cell/>
          <table:table-cell office:value-type="currency" office:currency="EUR" office:value="0.39" calcext:value-type="currency">
            <text:p>0,39 €</text:p>
          </table:table-cell>
          <table:table-cell table:formula="of:=[.I17]*[.A17]" office:value-type="currency" office:currency="EUR" office:value="0.39" calcext:value-type="currency">
            <text:p>0,39 €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X14932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7, IC8, IC9</text:p>
          </table:table-cell>
          <table:table-cell table:number-columns-repeated="2"/>
          <table:table-cell office:value-type="float" office:value="2528540" calcext:value-type="float">
            <text:p>2528540</text:p>
          </table:table-cell>
          <table:table-cell office:value-type="currency" office:currency="EUR" office:value="2.62" calcext:value-type="currency">
            <text:p>2,62 €</text:p>
          </table:table-cell>
          <table:table-cell table:formula="of:=[.I18]*[.A18]" office:value-type="currency" office:currency="EUR" office:value="7.86" calcext:value-type="currency">
            <text:p>7,8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0T-18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2</text:p>
          </table:table-cell>
          <table:table-cell table:number-columns-repeated="2"/>
          <table:table-cell office:value-type="float" office:value="1296591" calcext:value-type="float">
            <text:p>1296591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I19]*[.A19]" office:value-type="currency" office:currency="EUR" office:value="0.32" calcext:value-type="currency">
            <text:p>0,32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-32005-201</text:p>
          </table:table-cell>
          <table:table-cell office:value-type="string" calcext:value-type="string">
            <text:p>32005-20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INI USB-B Conector</text:p>
          </table:table-cell>
          <table:table-cell office:value-type="string" calcext:value-type="string">
            <text:p>USB BWM SMD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0]*[.A20]" office:value-type="currency" office:currency="EUR" office:value="0.24" calcext:value-type="currency">
            <text:p>0,2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3ST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NCP 1117 ST33T3G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1]*[.A21]" office:value-type="currency" office:currency="EUR" office:value="0.24" calcext:value-type="currency">
            <text:p>0,2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22]*[.A22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23]*[.A23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ND 135-00045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24]*[.A24]" office:value-type="currency" office:currency="EUR" office:value="0.05" calcext:value-type="currency">
            <text:p>0,05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E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ND 135-0004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25]*[.A25]" office:value-type="currency" office:currency="EUR" office:value="0.05" calcext:value-type="currency">
            <text:p>0,05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WE-TVS_82400102</text:p>
          </table:table-cell>
          <table:table-cell office:value-type="string" calcext:value-type="string">
            <text:p>WE-TVS_SOT23-6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VS Diode Array WE-TVS, High Speed Series</text:p>
          </table:table-cell>
          <table:table-cell/>
          <table:table-cell office:value-type="float" office:value="1295310" calcext:value-type="float">
            <text:p>1295310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[.I26]*[.A26]" office:value-type="currency" office:currency="EUR" office:value="0.28" calcext:value-type="currency">
            <text:p>0,28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E-CBF_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SMD EMI Suppression Ferrite Beads WE-CBF</text:p>
          </table:table-cell>
          <table:table-cell office:value-type="string" calcext:value-type="string">
            <text:p>BLM21PG 300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27]*[.A27]" office:value-type="currency" office:currency="EUR" office:value="0.04" calcext:value-type="currency">
            <text:p>0,0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LLSERIALMM</text:p>
          </table:table-cell>
          <table:table-cell table:number-columns-repeated="2"/>
          <table:table-cell office:value-type="string" calcext:value-type="string">
            <text:p>BL 2X10W 2,54</text:p>
          </table:table-cell>
          <table:table-cell/>
          <table:table-cell table:formula="of:=0.32/1.19" office:value-type="currency" office:currency="EUR" office:value="0.26890756302521" calcext:value-type="currency">
            <text:p>0,27 €</text:p>
          </table:table-cell>
          <table:table-cell table:formula="of:=[.I28]*[.A28]" office:value-type="currency" office:currency="EUR" office:value="0.26890756302521" calcext:value-type="currency">
            <text:p>0,27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49-04</text:p>
          </table:table-cell>
          <table:table-cell/>
          <table:table-cell table:formula="of:=1.05/1.19" office:value-type="currency" office:currency="EUR" office:value="0.882352941176471" calcext:value-type="currency">
            <text:p>0,88 €</text:p>
          </table:table-cell>
          <table:table-cell table:formula="of:=[.I29]*[.A29]" office:value-type="currency" office:currency="EUR" office:value="0.882352941176471" calcext:value-type="currency">
            <text:p>0,88 €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table:formula="of:=SUM([.J2:.J29])" office:value-type="currency" office:currency="EUR" office:value="27.9912605042017" calcext:value-type="currency">
            <text:p>27,99 €</text:p>
          </table:table-cell>
          <table:table-cell table:number-columns-repeated="1013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.00.0000</text:date>, <text:time style:data-style-name="N2" text:time-value="19:01:45.3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2T19:04:15.913000000</dc:date>
    <meta:editing-duration>PT25M18S</meta:editing-duration>
    <meta:editing-cycles>4</meta:editing-cycles>
    <meta:generator>LibreOffice/5.3.6.1$Windows_x86 LibreOffice_project/686f202eff87ef707079aeb7f485847613344eb7</meta:generator>
    <meta:document-statistic meta:table-count="1" meta:cell-count="252" meta:object-count="0"/>
  </office:meta>
</office:document-meta>
</file>